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5" svg:font-family="Arial"/>
    <style:font-face style:name="OpenSymbol" svg:font-family="OpenSymbol"/>
    <style:font-face style:name="Courier New" svg:font-family="'Courier New'" style:font-family-generic="modern"/>
    <style:font-face style:name="Arial1" svg:font-family="Arial" style:font-family-generic="swiss"/>
    <style:font-face style:name="Arial3"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Code">
      <style:paragraph-properties fo:break-before="page"/>
    </style:style>
    <style:style style:name="P2" style:family="paragraph" style:parent-style-name="Text_20_body" style:list-style-name="Hierarchical_20_-_20_1_2c__20_a_2c__20_i_2c__20_etc.">
      <style:text-properties fo:font-weight="bold" style:font-weight-asian="bold" style:font-weight-complex="bold"/>
    </style:style>
    <style:style style:name="P3" style:family="paragraph" style:parent-style-name="Standard" style:list-style-name="Hierarchical_20_-_20_1_2c__20_a_2c__20_i_2c__20_etc."/>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Arial2"/>
    </style:style>
    <style:style style:name="T4" style:family="text">
      <style:text-properties fo:font-weight="bold" style:font-weight-asian="bold" style:font-weight-complex="bold"/>
    </style:style>
    <style:style style:name="T5" style:family="text">
      <style:text-properties style:font-name="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nsity.py</text:p>
      <text:p text:style-name="Subtitle_2c__20_no_20_space"><text:a xlink:type="simple" xlink:href="mailto:someonesdad1@gmail.com">someonesdad1@gmail.com</text:a> 28 Jan 2013</text:p>
      <text:p text:style-name="Subtitle">Updated 14 Jul 2013, 18 May 2014</text:p>
      <text:p text:style-name="Text_20_body">The <text:span text:style-name="Code">density.py</text:span> script is a python program that lets you find material densities. <text:s/>It comes in the <text:span text:style-name="Code">densities.zip</text:span> package from <text:a xlink:type="simple" xlink:href="http://code.google.com/p/hobbyutil/">http://code.google.com/p/hobbyutil/</text:a>, which also contains the the <text:span text:style-name="Code">sig.py</text:span> module (which formats numbers) and <text:span text:style-name="Code">density.pdf</text:span>, this document.</text:p>
      <text:p text:style-name="Text_20_body">You'll need to have the python programming language installed on your computer. <text:s/>You can get python from <text:a xlink:type="simple" xlink:href="http://www.python.org/">http://www.python.org/</text:a>. <text:s/>The <text:span text:style-name="Code">density.py</text:span> script was tested with python 2.6.5 and 2.7.2. <text:s/><text:span text:style-name="Important_20_-_20_blue">Note it does not work correctly with python 3</text:span>. <text:s/>If you get it working with python 3, please send me a patch and I'll fix the script (I don't use python 3 because I need too many older libraries in my work).</text:p>
      <text:p text:style-name="Text_20_body">Install the <text:span text:style-name="Code">density.py</text:span> and <text:span text:style-name="Code">sig.py</text:span> scripts from the <text:span text:style-name="Code">density.zip</text:span> package in a convenient directory. <text:s/>If you want to use the <text:span text:style-name="Code">density.py</text:span> script from a directory different from where <text:span text:style-name="Code">sig.py</text:span> is, you'll need to put <text:span text:style-name="Code">sig.py</text:span>'s directory in your <text:span text:style-name="Code">PYTHONPATH</text:span> environment variable.</text:p>
      <text:p text:style-name="Text_20_body">You may want to use the <text:span text:style-name="Code">density.py</text:span> script in combination with the <text:span text:style-name="Code">mass.py</text:span> script from <text:a xlink:type="simple" xlink:href="http://code.google.com/p/hobbyutil/">http://code.google.com/p/hobbyutil/</text:a>; the <text:span text:style-name="Code">mass.py</text:span> script lets you calculate the mass of various geometrical shapes when you know the density.</text:p>
      <text:p text:style-name="Text_20_body"><text:span text:style-name="T4">Important note</text:span>: <text:s/>if you find errors in the density data, please do me and others a favor by reporting the error to the above email. <text:s/>I'll fix the program and release a new version. <text:s/>Thanks!</text:p>
      <text:h text:style-name="Heading_20_1" text:outline-level="1">Usage</text:h>
      <text:p text:style-name="Code"/>
      <text:p text:style-name="Text_20_body">The basic usage of the script is <text:span text:style-name="Code">python density.py cmd [unit]</text:span>. <text:s/>The string <text:span text:style-name="Code">cmd</text:span> can be either the string representation of a floating point number or a string. <text:s/>The <text:span text:style-name="Code">unit</text:span> term means two different things depending on <text:span text:style-name="Code">cmd</text:span>, so read on for more details.</text:p>
      <text:p text:style-name="Text_20_body">Run <text:span text:style-name="Code">python density.py</text:span> with no command line options or arguments to get a usage statement.</text:p>
      <text:p text:style-name="Text_20_body">The <text:span text:style-name="Code">density.py</text:span> script addresses the following tasks when working with densities:</text:p>
      <text:list xml:id="list32530973" text:style-name="Hierarchical_20_-_20_1_2c__20_a_2c__20_i_2c__20_etc.">
        <text:list-item>
          <text:p text:style-name="P2">Look up the density of a particular material.</text:p>
          <text:list>
            <text:list-item>
              <text:p text:style-name="P3">Example: <text:s text:c="2"/><text:span text:style-name="Code">python density.py glass</text:span> will show the densities of materials with the term "glass" in their description.</text:p>
            </text:list-item>
          </text:list>
        </text:list-item>
        <text:list-item>
          <text:p text:style-name="P2">Find materials that have a density close to a given value.</text:p>
          <text:list>
            <text:list-item>
              <text:p text:style-name="P3">Example: <text:s/>to find materials that have a density within 1% of steel, use the command <text:s/><text:span text:style-name="Code">python density.py -t 1 steel</text:span>.</text:p>
            </text:list-item>
          </text:list>
        </text:list-item>
        <text:list-item>
          <text:p text:style-name="P2">Express density information in desired units.</text:p>
          <text:list>
            <text:list-item>
              <text:p text:style-name="P3">Example: <text:s/>show the density of mahogany in milligrams per deciliter: <text:s/><text:span text:style-name="Code">density.py -u mg/dl mahogany</text:span>. <text:s/>Use the <text:span text:style-name="Code">-U</text:span> option to see the allowed units. <text:s/>Note it's easy to add more supported units to the script.</text:p>
            </text:list-item>
          </text:list>
        </text:list-item>
        <text:list-item>
          <text:p text:style-name="P2">Show results relative to a given density.</text:p>
          <text:list>
            <text:list-item>
              <text:p text:style-name="P3">Example: <text:s/>the density of a molten glass at 1300 <text:span text:style-name="T5">°</text:span>C is 2.29. <text:s/>What metals will float on this glass? <text:s/>Use the command <text:span text:style-name="Code">python density.py -r 2.29 -c metal .</text:span> <text:s/>and select the materials with a density less than unity. <text:s/>The metals given by the script are Be, Ca, Cs, Li, Mg, K, Ru, and Na. <text:s/>You'd need further information to answer this question, as the temperature of the glass is above the boiling point of some of these metals. <text:s/>You can consult column 2, page 2 of the document <text:span text:style-name="Code">elements.pdf</text:span> at <text:a xlink:type="simple" xlink:href="http://code.google.com/p/hobbyutil/">http://code.google.com/p/hobbyutil/</text:a> to see which of these elements has a boiling point above 1537 K; these are the metals that will float and not be vaporized (note the data are boiling points at 1 atm pressure).</text:p>
            </text:list-item>
          </text:list>
        </text:list-item>
      </text:list>
      <text:h text:style-name="Heading_20_2" text:outline-level="2"><text:soft-page-break/>cmd as a number</text:h>
      <text:p text:style-name="Text_20_body">If <text:span text:style-name="Code">cmd</text:span> is a number, then it is interpreted as a density and <text:span text:style-name="Code">unit</text:span> specifies its physical units. <text:s/>This is asking the script to show you materials that have approximately the same densities. <text:s/>Suppose you know the density of steel is 7860 kg/m<text:span text:style-name="T1">3</text:span> and you want to know other materials that are within 2% of steel's density; you'd use the command</text:p>
      <text:p text:style-name="Code_20_end">python density.py -t 2 7860 kg/m3</text:p>
      <text:p text:style-name="Text_20_body">and you'd get the results sorted in order of density</text:p>
      <text:p text:style-name="Code">Matching densities (units are g/cc):</text:p>
      <text:p text:style-name="Code"/>
      <text:p text:style-name="Code"><text:s text:c="13"/>Material <text:s text:c="15"/>Density <text:s text:c="7"/>Ref <text:s text:c="3"/></text:p>
      <text:p text:style-name="Code">------------------------------- <text:s text:c="4"/>--------- <text:s text:c="3"/>-------- <text:s/></text:p>
      <text:p text:style-name="Code">Bronze (8-14% tin) <text:s text:c="17"/>7.40-8.90 <text:s text:c="6"/>sim <text:s text:c="3"/></text:p>
      <text:p text:style-name="Code">Steel, stainless <text:s text:c="19"/>7.48-8.00 <text:s text:c="6"/>sim <text:s text:c="3"/></text:p>
      <text:p text:style-name="Code">Aluminum bronze (3-10% Al) <text:s text:c="9"/>7.70-8.70 <text:s text:c="6"/>sim <text:s text:c="3"/></text:p>
      <text:p text:style-name="Code">Bronze, lead <text:s text:c="23"/>7.70-8.70 <text:s text:c="6"/>sim <text:s text:c="3"/></text:p>
      <text:p text:style-name="Code">Iron, wrought <text:s text:c="25"/>7.77 <text:s text:c="6"/>glo 390 <text:s/></text:p>
      <text:p text:style-name="Code">Nickel, liquid at melting point <text:s text:c="7"/>7.78 <text:s text:c="5"/>hcp B263 <text:s/></text:p>
      <text:p text:style-name="Code">Iron whisker <text:s text:c="26"/>7.80 <text:s text:c="6"/>aes 182 <text:s/></text:p>
      <text:p text:style-name="Code">Iron, wrought <text:s text:c="22"/>7.80-7.90 <text:s text:c="4"/>mh 2270 <text:s/></text:p>
      <text:p text:style-name="Code">Steel, stainless, 17-4PH <text:s text:c="14"/>7.80 <text:s text:c="6"/>asm 52 <text:s text:c="2"/></text:p>
      <text:p text:style-name="Code">Iron <text:s text:c="34"/>7.85 <text:s text:c="8"/>sim <text:s text:c="3"/></text:p>
      <text:p text:style-name="Code">Steel, cast <text:s text:c="27"/>7.85 <text:s text:c="6"/>glo 390 <text:s/></text:p>
      <text:p text:style-name="Code">Steel, rolled <text:s text:c="25"/>7.85 <text:s text:c="8"/>sim <text:s text:c="3"/></text:p>
      <text:p text:style-name="Code">Steel, low-carbon Cr-Mo <text:s text:c="15"/>7.86 <text:s text:c="6"/>asm 52 <text:s text:c="2"/></text:p>
      <text:p text:style-name="Code">Steel, plain carbon, 1020 <text:s text:c="13"/>7.86 <text:s text:c="6"/>aes 118 <text:s/></text:p>
      <text:p text:style-name="Code">Iron, ingot <text:s text:c="27"/>7.87 <text:s text:c="6"/>asm 52 <text:s text:c="2"/></text:p>
      <text:p text:style-name="Code">Iron <text:s text:c="34"/>7.87 <text:s text:c="6"/>aes 117 <text:s/></text:p>
      <text:p text:style-name="Code">Iron <text:s text:c="34"/>7.87 <text:s text:c="6"/>aes 120 <text:s/></text:p>
      <text:p text:style-name="Code">Iron <text:s text:c="34"/>7.87 <text:s text:c="8"/>el <text:s text:c="4"/></text:p>
      <text:p text:style-name="Code">Iron, pure <text:s text:c="28"/>7.87 <text:s text:c="6"/>asm 52 <text:s text:c="2"/></text:p>
      <text:p text:style-name="Code">Gadolinium <text:s text:c="28"/>7.90 <text:s text:c="6"/>aes 129 <text:s/></text:p>
      <text:p text:style-name="Code">Steel, stainless, 303 &amp; 304 <text:s text:c="11"/>7.90 <text:s text:c="6"/>asm 52 <text:s text:c="2"/></text:p>
      <text:p text:style-name="Code">Gadolinium <text:s text:c="28"/>7.90 <text:s text:c="8"/>el <text:s text:c="4"/></text:p>
      <text:p text:style-name="Code">Steel, rolled <text:s text:c="25"/>7.93 <text:s text:c="6"/>glo 390 <text:s/></text:p>
      <text:p text:style-name="Code">Copper, liquid at melting point <text:s text:c="7"/>7.94 <text:s text:c="5"/>hcp B263 <text:s/></text:p>
      <text:p text:style-name="Code_20_end">Steel, stainless, 316 <text:s text:c="17"/>8.00 <text:s text:c="6"/>asm 52 <text:s text:c="2"/></text:p>
      <text:p text:style-name="Text_20_body">You see two types of results. <text:s/>The single number densities are within the stated percentage of steel's density. <text:s/>Wrought iron, however, has a range of densities and it was printed because steel's density lies within wrought iron's range.</text:p>
      <text:p text:style-name="Text_20_body">The <text:span text:style-name="Code">Ref</text:span> column gives the reference to where the density came from. <text:s/>Use the <text:span text:style-name="Code">-R</text:span> option to see the list of references used. <text:s/>The page number optionally follows the reference string.</text:p>
      <text:p text:style-name="Text_20_body">The <text:span text:style-name="Code">-t</text:span> option is used to set the tolerance percentage; the default value is 5%.</text:p>
      <text:p text:style-name="Text_20_body">The second command line option specifies the physical density units that the given number is in. <text:s/>Note this is specific to when <text:span text:style-name="Code">cmd</text:span> represents a number; when <text:span text:style-name="Code">cmd</text:span> represents a string to search for, the meaning of <text:span text:style-name="Code">unit</text:span> is changed to mean the units the output should be expressed in (i.e., a short-hand for the <text:span text:style-name="Code">-u</text:span> option).</text:p>
      <text:h text:style-name="Heading_20_2" text:outline-level="2">cmd as a string</text:h>
      <text:p text:style-name="Text_20_body">When <text:span text:style-name="Code">cmd</text:span> is a string, it is interpreted as a python regular expression and is used to search for materials that the regular expression matches. <text:s/>If the string isn't a valid regular expression, then a plain string search is done. <text:s/>In both the regular expression search and string search, the search is case-insensitive. <text:s/>Any material name that matches the search is printed.</text:p>
      <text:p text:style-name="Text_20_body">For example</text:p>
      <text:p text:style-name="Code_20_end">python density.py bar</text:p>
      <text:p text:style-name="Text_20_body">prints out materials whose name contains the string "bar":</text:p>
      <text:p text:style-name="Code"><text:soft-page-break/>Matching densities (units are g/cc):</text:p>
      <text:p text:style-name="Code"/>
      <text:p text:style-name="Code"><text:s text:c="19"/>Material <text:s text:c="20"/>Density <text:s text:c="4"/>Ref <text:s text:c="3"/></text:p>
      <text:p text:style-name="Code">-------------------------------------------- <text:s text:c="4"/>----- <text:s text:c="3"/>------- <text:s/></text:p>
      <text:p text:style-name="Code">Bark (wood) <text:s text:c="37"/>0.240 <text:s text:c="3"/>glo 390 <text:s/></text:p>
      <text:p text:style-name="Code">Bark, wood refuse <text:s text:c="31"/>0.240 <text:s text:c="5"/>sim <text:s text:c="3"/></text:p>
      <text:p text:style-name="Code">Grain, barley <text:s text:c="35"/>0.600 <text:s text:c="5"/>sim <text:s text:c="3"/></text:p>
      <text:p text:style-name="Code">Barley <text:s text:c="42"/>0.609 <text:s text:c="5"/>sim <text:s text:c="3"/></text:p>
      <text:p text:style-name="Code">Barley <text:s text:c="42"/>0.610 <text:s text:c="3"/>glo 390 <text:s/></text:p>
      <text:p text:style-name="Code">Barley, bulk <text:s text:c="36"/>0.620 <text:s text:c="3"/>mar 6-7 <text:s/></text:p>
      <text:p text:style-name="Code">Tanbark, ground (bark used in tanning hides) <text:s text:c="4"/>0.880 <text:s text:c="3"/>glo 390 <text:s/></text:p>
      <text:p text:style-name="Code">Tanbark, ground (bark used in tanning hides) <text:s text:c="4"/>0.881 <text:s text:c="5"/>sim <text:s text:c="3"/></text:p>
      <text:p text:style-name="Code">Barite, crushed (BaSO4) <text:s text:c="26"/>2.88 <text:s text:c="5"/>sim <text:s text:c="3"/></text:p>
      <text:p text:style-name="Code">Barium <text:s text:c="43"/>3.59 <text:s text:c="6"/>el <text:s text:c="3"/></text:p>
      <text:p text:style-name="Code">Barium <text:s text:c="43"/>3.78 <text:s text:c="3"/>glo 390 <text:s/></text:p>
      <text:p text:style-name="Code">Barium <text:s text:c="43"/>3.78 <text:s text:c="3"/>mh 2270 <text:s/></text:p>
      <text:p text:style-name="Code">Barium <text:s text:c="43"/>3.78 <text:s text:c="5"/>sim <text:s text:c="3"/></text:p>
      <text:p text:style-name="Code">Baryte (BaSO4, barite) <text:s text:c="27"/>4.50 <text:s text:c="3"/>mar 6-7 <text:s/></text:p>
      <text:p text:style-name="Code">Barium titanate <text:s text:c="34"/>5.50 <text:s text:c="3"/>aes 262 <text:s/></text:p>
      <text:p text:style-name="Code_20_end">Cinnabar (mercury ore, HgS) <text:s text:c="22"/>8.12 <text:s text:c="3"/>aes 178 <text:s/></text:p>
      <text:p text:style-name="Text_20_body">If you wanted to know how many pounds of mass these materials would have per 5 gallon bucket, you'd use</text:p>
      <text:p text:style-name="Code_20_end">python density.py bar lb/5gal</text:p>
      <text:p text:style-name="Text_20_body">to get</text:p>
      <text:p text:style-name="Code">Matching densities (units are lb/5gal):</text:p>
      <text:p text:style-name="Code"/>
      <text:p text:style-name="Code"><text:s text:c="19"/>Material <text:s text:c="20"/>Density <text:s text:c="3"/>Ref <text:s text:c="3"/></text:p>
      <text:p text:style-name="Code">-------------------------------------------- <text:s text:c="4"/>---- <text:s text:c="3"/>------- <text:s/></text:p>
      <text:p text:style-name="Code">Bark (wood) <text:s text:c="37"/>10.0 <text:s text:c="3"/>glo 390 <text:s/></text:p>
      <text:p text:style-name="Code">Bark, wood refuse <text:s text:c="31"/>10.0 <text:s text:c="5"/>sim <text:s text:c="3"/></text:p>
      <text:p text:style-name="Code">Grain, barley <text:s text:c="35"/>25.0 <text:s text:c="5"/>sim <text:s text:c="3"/></text:p>
      <text:p text:style-name="Code">Barley <text:s text:c="42"/>25.4 <text:s text:c="5"/>sim <text:s text:c="3"/></text:p>
      <text:p text:style-name="Code">Barley <text:s text:c="42"/>25.5 <text:s text:c="3"/>glo 390 <text:s/></text:p>
      <text:p text:style-name="Code">Barley, bulk <text:s text:c="36"/>25.9 <text:s text:c="3"/>mar 6-7 <text:s/></text:p>
      <text:p text:style-name="Code">Tanbark, ground (bark used in tanning hides) <text:s text:c="4"/>36.7 <text:s text:c="3"/>glo 390 <text:s/></text:p>
      <text:p text:style-name="Code">Tanbark, ground (bark used in tanning hides) <text:s text:c="4"/>36.8 <text:s text:c="5"/>sim <text:s text:c="3"/></text:p>
      <text:p text:style-name="Code">Barite, crushed (BaSO4) <text:s text:c="26"/>120 <text:s text:c="5"/>sim <text:s text:c="3"/></text:p>
      <text:p text:style-name="Code">Barium <text:s text:c="43"/>150 <text:s text:c="6"/>el <text:s text:c="3"/></text:p>
      <text:p text:style-name="Code">Barium <text:s text:c="43"/>158 <text:s text:c="3"/>glo 390 <text:s/></text:p>
      <text:p text:style-name="Code">Barium <text:s text:c="43"/>158 <text:s text:c="3"/>mh 2270 <text:s/></text:p>
      <text:p text:style-name="Code">Barium <text:s text:c="43"/>158 <text:s text:c="5"/>sim <text:s text:c="3"/></text:p>
      <text:p text:style-name="Code">Baryte (BaSO4, barite) <text:s text:c="27"/>188 <text:s text:c="3"/>mar 6-7 <text:s/></text:p>
      <text:p text:style-name="Code">Barium titanate <text:s text:c="34"/>229 <text:s text:c="3"/>aes 262 <text:s/></text:p>
      <text:p text:style-name="Code_20_end">Cinnabar (mercury ore, HgS) <text:s text:c="22"/>339 <text:s text:c="3"/>aes 178 <text:s/></text:p>
      <text:p text:style-name="Text_20_body">Note there are a number of output units defined in the <text:span text:style-name="Code">allowed_units</text:span> global variable and a number of them are commented out. <text:s/>It's easy to add new units if you wish.</text:p>
      <text:p text:style-name="Text_20_body">If you wish to see all the density data, use the command </text:p>
      <text:p text:style-name="Code_20_end">python density.py .</text:p>
      <text:p text:style-name="Text_20_body">As of the 14 Jul 2013 release, you should see densities for 1854 different materials.</text:p>
      <text:h text:style-name="Heading_20_2" text:outline-level="2">Categories</text:h>
      <text:p text:style-name="Text_20_body">The materials are organized into categories. <text:s/>You can see the category numbers by using the <text:span text:style-name="Code">-C</text:span> option to get a list printed to stdout:</text:p>
      <text:p text:style-name="Code">Categories (0 is default):</text:p>
      <text:p text:style-name="Code"><text:s text:c="2"/>0 all</text:p>
      <text:p text:style-name="Code"><text:s text:c="2"/>1 gas</text:p>
      <text:p text:style-name="Code"><text:s text:c="2"/>2 liquid</text:p>
      <text:p text:style-name="Code"><text:s text:c="2"/>3 metal</text:p>
      <text:p text:style-name="Code"><text:s text:c="2"/>4 mineral</text:p>
      <text:p text:style-name="Code"><text:s text:c="2"/>5 misc</text:p>
      <text:p text:style-name="Code"><text:soft-page-break/><text:s text:c="2"/>6 plastic</text:p>
      <text:p text:style-name="Code_20_end"><text:s text:c="2"/>7 wood</text:p>
      <text:p text:style-name="Text_20_body">The number is used with the <text:span text:style-name="Code">-c</text:span> option to limit the search to materials in that particular category. <text:s/>Thus, for example, you could find the woods that are close to the density of oak by the search</text:p>
      <text:p text:style-name="Code_20_end">python density.py -c 7 0.72</text:p>
      <text:p text:style-name="Text_20_body">to get</text:p>
      <text:p text:style-name="Code">Matching densities (units are g/cc):</text:p>
      <text:p text:style-name="Code"/>
      <text:p text:style-name="Code"><text:s text:c="13"/>Material <text:s text:c="17"/>Density <text:s text:c="7"/>Ref <text:s text:c="3"/></text:p>
      <text:p text:style-name="Code">-------------------------------- <text:s text:c="4"/>----------- <text:s text:c="3"/>------- <text:s/></text:p>
      <text:p text:style-name="Code">Mahogany, African <text:s text:c="19"/>0.495-0.850 <text:s text:c="5"/>sim <text:s text:c="3"/></text:p>
      <text:p text:style-name="Code">Fiberboard, medium density (MDF) <text:s text:c="5"/>0.500-1.00 <text:s text:c="6"/>wp <text:s text:c="3"/></text:p>
      <text:p text:style-name="Code">Birch (wood) <text:s text:c="24"/>0.510-0.770 <text:s text:c="3"/>aes 178 <text:s/></text:p>
      <text:p text:style-name="Code">Mahogany (wood) <text:s text:c="21"/>0.560-0.850 <text:s text:c="3"/>mar 6-7 <text:s/></text:p>
      <text:p text:style-name="Code">Oak (wood) <text:s text:c="26"/>0.590-0.930 <text:s text:c="5"/>sim <text:s text:c="3"/></text:p>
      <text:p text:style-name="Code">Hickory (wood) <text:s text:c="22"/>0.600-0.930 <text:s text:c="3"/>aes 178 <text:s/></text:p>
      <text:p text:style-name="Code">Oak (wood) <text:s text:c="26"/>0.600-0.900 <text:s text:c="3"/>aes 178 <text:s/></text:p>
      <text:p text:style-name="Code">Pear (wood) <text:s text:c="25"/>0.610-0.730 <text:s text:c="3"/>aes 178 <text:s/></text:p>
      <text:p text:style-name="Code">Maple (wood) <text:s text:c="24"/>0.620-0.750 <text:s text:c="3"/>aes 178 <text:s/></text:p>
      <text:p text:style-name="Code">Teak (wood) <text:s text:c="25"/>0.630-0.720 <text:s text:c="5"/>sim <text:s text:c="3"/></text:p>
      <text:p text:style-name="Code">Ash (wood) <text:s text:c="26"/>0.650-0.850 <text:s text:c="3"/>aes 178 <text:s/></text:p>
      <text:p text:style-name="Code">Apple (wood) <text:s text:c="24"/>0.660-0.740 <text:s text:c="3"/>mar 6-7 <text:s/></text:p>
      <text:p text:style-name="Code">Apple (wood) <text:s text:c="24"/>0.660-0.830 <text:s text:c="5"/>sim <text:s text:c="3"/></text:p>
      <text:p text:style-name="Code">Apple (wood) <text:s text:c="24"/>0.660-0.840 <text:s text:c="3"/>aes 178 <text:s/></text:p>
      <text:p text:style-name="Code">Plum (wood) <text:s text:c="25"/>0.660-0.780 <text:s text:c="3"/>aes 178 <text:s/></text:p>
      <text:p text:style-name="Code">Teak, Indian <text:s text:c="24"/>0.660-0.880 <text:s text:c="3"/>aes 178 <text:s/></text:p>
      <text:p text:style-name="Code">Teak, Indian <text:s text:c="24"/>0.660-0.880 <text:s text:c="3"/>mar 6-7 <text:s/></text:p>
      <text:p text:style-name="Code">Locust (wood) <text:s text:c="23"/>0.670-0.770 <text:s text:c="3"/>mar 6-7 <text:s/></text:p>
      <text:p text:style-name="Code">Elm (Wych) <text:s text:c="29"/>0.690 <text:s text:c="8"/>sim <text:s text:c="3"/></text:p>
      <text:p text:style-name="Code">Beech (wood) <text:s text:c="24"/>0.700-0.900 <text:s text:c="3"/>aes 178 <text:s/></text:p>
      <text:p text:style-name="Code">Cherry (wood) <text:s text:c="23"/>0.700-0.900 <text:s text:c="3"/>aes 178 <text:s/></text:p>
      <text:p text:style-name="Code">Afromosia (African teak) <text:s text:c="15"/>0.705 <text:s text:c="8"/>sim <text:s text:c="3"/></text:p>
      <text:p text:style-name="Code">Locust, dry (wood) <text:s text:c="21"/>0.705 <text:s text:c="8"/>sim <text:s text:c="3"/></text:p>
      <text:p text:style-name="Code">Oak, red <text:s text:c="31"/>0.705 <text:s text:c="8"/>sim <text:s text:c="3"/></text:p>
      <text:p text:style-name="Code">Apple (wood) <text:s text:c="27"/>0.710 <text:s text:c="6"/>glo 390 <text:s/></text:p>
      <text:p text:style-name="Code">Birch, sweet, yellow <text:s text:c="16"/>0.710-0.720 <text:s text:c="3"/>mar 6-7 <text:s/></text:p>
      <text:p text:style-name="Code">Birch, yellow <text:s text:c="26"/>0.710 <text:s text:c="6"/>glo 390 <text:s/></text:p>
      <text:p text:style-name="Code">Locust (wood) <text:s text:c="26"/>0.710 <text:s text:c="6"/>glo 390 <text:s/></text:p>
      <text:p text:style-name="Code">Maple (wood) <text:s text:c="27"/>0.710 <text:s text:c="6"/>glo 390 <text:s/></text:p>
      <text:p text:style-name="Code">Oak, red <text:s text:c="31"/>0.710 <text:s text:c="6"/>glo 390 <text:s/></text:p>
      <text:p text:style-name="Code">Pine, yellow, southern <text:s text:c="17"/>0.720 <text:s text:c="6"/>glo 390 <text:s/></text:p>
      <text:p text:style-name="Code">Oak, chestnut <text:s text:c="26"/>0.740 <text:s text:c="6"/>mar 6-7 <text:s/></text:p>
      <text:p text:style-name="Code">Particle board, flat pressed <text:s text:c="11"/>0.750 <text:s text:c="8"/>tow <text:s text:c="3"/></text:p>
      <text:p text:style-name="Code">Pecan (wood) <text:s text:c="27"/>0.750 <text:s text:c="6"/>glo 390 <text:s/></text:p>
      <text:p text:style-name="Code">Pecan (wood) <text:s text:c="27"/>0.753 <text:s text:c="8"/>sim <text:s text:c="3"/></text:p>
      <text:p text:style-name="Code_20_end">Maple (wood) <text:s text:c="27"/>0.755 <text:s text:c="8"/>sim <text:s text:c="3"/></text:p>
      <text:p text:style-name="Text_20_body">Because I got tired of having to use the <text:span text:style-name="Code">-C</text:span> option to find out category numbers, you can type in a few letters of the category name instead. <text:s/>Thus, the above command could be <text:span text:style-name="Code">python density.py -c wood 0.72</text:span>.</text:p>
      <text:h text:style-name="Heading_20_2" text:outline-level="2">Sorting</text:h>
      <text:p text:style-name="Text_20_body">By default, the output report is sorted by density; if the density is a range, the sorting is done by the lower end of the range. <text:s/>If you want to see the output sorted by the name of the material, use the <text:span text:style-name="Code">-n</text:span> option.</text:p>
      <text:h text:style-name="Heading_20_2" text:outline-level="2">Custom units</text:h>
      <text:p text:style-name="Text_20_body">In the <text:span text:style-name="Code">allowed_units</text:span> global variable, you can define custom units that can be useful to you. <text:s/>As an example, I have two special units defined: <text:s/><text:span text:style-name="Code">kg/cart</text:span> and <text:span text:style-name="Code">lb/cart</text:span>. <text:s/>These are used in reference to a Garden Way cart that we use around our property. <text:s/>The number given in the <text:s/><text:span text:style-name="Code">allowed_units</text:span> dictionary for <text:span text:style-name="Code">kg/cart</text:span> is what mass would be in the cart if it was filled with water (i.e., a density of 1 <text:soft-page-break/>g/cc). <text:s/>This is handy, as it lets me estimate what the mass of a load in the cart would be.</text:p>
      <text:p text:style-name="Text_20_body">As an example, when my youngest daughter was small, we had to deepen our well. <text:s/>There was quite a bit of nice white sand next to the well that the well digger dumped on the ground. <text:s/>I filled the cart up as much as I could with this sand and moved it to the back yard. <text:s/>I still remember it flattened the tires a bit and was the heaviest load I've ever moved in the cart. <text:s/>I estimate the cart was about 2/3 to 3/4 full. <text:s/>Here's how to use the <text:span text:style-name="Code">density.py</text:span> script to figure out what the cart loaded with sand would be:</text:p>
      <text:p text:style-name="Code_20_end">python density.py "sand.*dry" lb/cart</text:p>
      <text:p text:style-name="Text_20_body">which gave</text:p>
      <text:p text:style-name="Code">Matching densities (units are lb/cart):</text:p>
      <text:p text:style-name="Code"/>
      <text:p text:style-name="Code"><text:s text:c="10"/>Material <text:s text:c="12"/>Density <text:s text:c="6"/>Ref <text:s text:c="3"/></text:p>
      <text:p text:style-name="Code">------------------------- <text:s text:c="4"/>--------- <text:s text:c="3"/>------- <text:s/></text:p>
      <text:p text:style-name="Code">Sand, gravel, dry, loose <text:s text:c="5"/>1030-1250 <text:s text:c="3"/>mar 6-7 <text:s/></text:p>
      <text:p text:style-name="Code"><text:span text:style-name="Code_2c__20_important">Sand, dry <text:s text:c="19"/>1170 <text:s text:c="5"/>glo 390 <text:s/></text:span></text:p>
      <text:p text:style-name="Code">Sand, gravel, dry, packed <text:s text:c="4"/>1170-1390 <text:s text:c="3"/>mar 6-7 <text:s/></text:p>
      <text:p text:style-name="Code">Sand, dry <text:s text:c="23"/>1180 <text:s text:c="7"/>sim <text:s text:c="3"/></text:p>
      <text:p text:style-name="Code">Sand with gravel, dry <text:s text:c="11"/>1210 <text:s text:c="7"/>sim <text:s text:c="3"/></text:p>
      <text:p text:style-name="Code_20_end">Sand and gravel, dry <text:s text:c="12"/>1270 <text:s text:c="5"/>glo 390 <text:s/></text:p>
      <text:p text:style-name="Text_20_body">This means the mass in the cart was on the order of 700-800 pounds. <text:s/></text:p>
      <text:h text:style-name="Heading_20_1" text:outline-level="1">Caveats</text:h>
      <text:p text:style-name="Text_20_body">For the majority of materials, the density is given at or near 20 <text:span text:style-name="T3">°C</text:span> and one atmosphere unless otherwise stated. </text:p>
      <text:p text:style-name="Text_20_body">All the density numbers come with a reference indicating where the density came from. <text:s/>This was quite a bit of work, as I collected the data slowly over a period of years. <text:s/>An advantage is that it lets me go back and check things to verify numbers that might look a little unusual. <text:s/>This in fact happened when I was getting this ready for putting the script on <text:a xlink:type="simple" xlink:href="http://code.google.com/p/hobbyutil/">http://code.google.com/p/hobbyutil/</text:a>, as I found a density for a metal which was about 30% high compared to the same density from other references; by looking back at the original reference, it was obvious that I had copied the number from the wrong column in a table. <text:s/>I've also found a few other errors or inconsistencies; however, you should assume that there are still errors in the data.</text:p>
      <text:p text:style-name="Warning">If you need to do careful calculations of mass based on knowing a density, the best strategies are to either measure the densities of the involved materials yourself or go to the primary literature.</text:p>
      <text:p text:style-name="Text_20_body">Do not infer anything about the uncertainty of a given density on the basis of the number of significant figures it contains. <text:s/>Numbers both from reference books and harvested from web pages may contain less significance than they seem to indicate. <text:s/>You can partly see this by looking at the variation in densities for the same materials collected from different sources.</text:p>
      <text:p text:style-name="Text_20_body">With the proliferation of web pages over the last couple of decades, you'll find that many web sources appear to copy the information other web sources (and virtually all of it is unattributed). <text:s/>Thus, coalescing many web pages together for density information may have little real information content and will continue to propagate errors. <text:s/>For the most part, I've tried to avoid using web information except for about 560 entries from reference <text:span text:style-name="Code">sim</text:span> (and these entries are disabled by default). <text:s/>Except for a handful of entries that came from unknown web pages, the rest of the 1000+ entries are from books that I have. <text:s/>By looking at the output data sorted by density, I can tell that reference <text:span text:style-name="Code">sim</text:span> probably copied much of its material from reference <text:span text:style-name="Code">glo</text:span>, as reference <text:span text:style-name="Code">glo</text:span> was around before the web became popular. <text:s/>If you want to have reference <text:span text:style-name="Code">sim</text:span>'s data in the database, there's a global variable <text:span text:style-name="Code">ignore_ref_sim</text:span> at the beginning of the script to enable using that data. <text:s/>Further inspection of the composite data leads me to believe that reference <text:span text:style-name="Code">glo</text:span> (Glover) copied a number of items from reference <text:span text:style-name="Code">mar</text:span> (reference <text:span text:style-name="Code">mar</text:span> dates to 1916) or later versions of Marks, as it's a standard mechanical engineering reference. <text:s/>I'd also hazard a guess that many (if not most) of the <text:soft-page-break/>references leaned heavily on the Smithsonian Physical Tables.</text:p>
      <text:p text:style-name="Text_20_body">An example of why it's hard to find good density information is given by searching for Babbitt. <text:s/>You'll get (if reference <text:span text:style-name="Code">sim</text:span>'s data are enabled)</text:p>
      <text:p text:style-name="Code">Matching densities (units are g/cc):</text:p>
      <text:p text:style-name="Code"/>
      <text:p text:style-name="Code"><text:s text:c="11"/>Material <text:s text:c="11"/>Density <text:s text:c="3"/>Ref <text:s text:c="3"/></text:p>
      <text:p text:style-name="Code">--------------------------- <text:s text:c="4"/>---- <text:s text:c="3"/>------- <text:s/></text:p>
      <text:p text:style-name="Code">Babbitt <text:s text:c="24"/>7.27 <text:s text:c="5"/>sim <text:s text:c="3"/></text:p>
      <text:p text:style-name="Code">Babbitt <text:s text:c="24"/>7.28 <text:s text:c="3"/>glo 390 <text:s/></text:p>
      <text:p text:style-name="Code_20_end">Babbitt, lead-based, SAE 13 <text:s text:c="4"/>10.2 <text:s text:c="4"/>asm 52 <text:s/></text:p>
      <text:p text:style-name="Text_20_body">Which of those numbers are correct? <text:s/>The first two are close, but as mentioned above, it's possible reference <text:span text:style-name="Code">sim</text:span> copied information from reference <text:span text:style-name="Code">glo</text:span>. <text:s/>I can't answer, the question, but as there are many types of Babbitt metal (both lead-based and tin-based), I'd want to do more study before picking a density, especially because reference <text:span text:style-name="Code">asm</text:span> is seems to me to be especially trustworthy.</text:p>
      <text:p text:style-name="Text_20_body">Another example is the density of manganese:</text:p>
      <text:p text:style-name="Code">Matching densities (units are g/cc):</text:p>
      <text:p text:style-name="Code"/>
      <text:p text:style-name="Code"><text:s text:c="9"/>Material <text:s text:c="12"/>Density <text:s text:c="6"/>Ref <text:s text:c="3"/></text:p>
      <text:p text:style-name="Code">------------------------ <text:s text:c="4"/>--------- <text:s text:c="3"/>------- <text:s/></text:p>
      <text:p text:style-name="Code">Manganese oxide <text:s text:c="16"/>1.92 <text:s text:c="5"/>glo 390 <text:s/></text:p>
      <text:p text:style-name="Code">Manganese oxide <text:s text:c="16"/>1.92 <text:s text:c="7"/>sim <text:s text:c="3"/></text:p>
      <text:p text:style-name="Code">Manganese (3 allotropes) <text:s text:c="4"/>7.21-7.44 <text:s text:c="3"/>aes 117 <text:s/></text:p>
      <text:p text:style-name="Code">Manganese <text:s text:c="22"/>7.30 <text:s text:c="5"/>mh 2270 <text:s/></text:p>
      <text:p text:style-name="Code">Manganese <text:s text:c="22"/>7.42 <text:s text:c="5"/>mar 6-7 <text:s/></text:p>
      <text:p text:style-name="Code">Manganese <text:s text:c="22"/>7.43 <text:s text:c="6"/>asm 52 <text:s/></text:p>
      <text:p text:style-name="Code">Manganese <text:s text:c="22"/>7.44 <text:s text:c="8"/>el <text:s text:c="3"/></text:p>
      <text:p text:style-name="Code">Manganese <text:s text:c="22"/>7.61 <text:s text:c="7"/>sim <text:s text:c="3"/></text:p>
      <text:p text:style-name="Code_20_end">Manganese <text:s text:c="22"/>7.61 <text:s text:c="5"/>glo 390 <text:s/></text:p>
      <text:p text:style-name="Text_20_body">Which value is correct? <text:s/>The ASM's <text:span text:style-name="T2">Metals Handbook</text:span> gives three different allotropes with densities of 7.43, 7.29, and 7.18 g/cc, so you can see where the range comes from and why different numbers might be reported. <text:s/>In this particular case, I don't trust the numbers from either <text:span text:style-name="Code">sim</text:span> or <text:span text:style-name="Code">glo</text:span>; however, they might be giving a value for some commercial formulation that contains significant impurities. <text:s/>Because these references don't say, they are useless for careful work.</text:p>
      <text:p text:style-name="Text_20_body">For pure chemicals, a source of density information are the tables of physical data for organic and inorganic compounds in the <text:span text:style-name="T2">CRC Handbook of Chemistry and Physics</text:span> (<text:span text:style-name="Code">hcp</text:span>).</text:p>
      <text:h text:style-name="Heading_20_1" text:outline-level="1">Examples</text:h>
      <text:h text:style-name="Heading_20_2" text:outline-level="2">Identification of material</text:h>
      <text:p text:style-name="Text_20_body">The mass of a material is a fundamental property, so measuring the mass and volume and calculating the density can be an important clue to what the material is (or rule out candidates that it cannot be). <text:s/></text:p>
      <text:p text:style-name="Text_20_body">I have a chunk of (cylindrical) metal bar stock in my shop that is 25 mm in diameter, 360 mm long, and has a mass of 1.5 kg. <text:s/>It's a silver-colored metal. <text:s/>What material is it? <text:s/>Using the GNU units program, we calculate the density as</text:p>
      <text:p text:style-name="Code">You have: 1.5 kg / pi (25/2)^2 mm2 360 mm</text:p>
      <text:p text:style-name="Code">You want: g/cc</text:p>
      <text:p text:style-name="Code_20_end"><text:s text:c="8"/>1.5 kg / pi (25/2)^2 mm2 360 mm = 8.48826 g/cc</text:p>
      <text:p text:style-name="Text_20_body">By the way, I strongly recommend you use the GNU units program to do your unit conversions. <text:s/>It can be tailored to your tastes, has lots of archaic unit definitions, and can help with dimensional analysis. <text:s/>Most importantly, it can greatly reduce the number of errors when converting amongst units. <text:s/>For more details, see GNU_units.pdf at <text:a xlink:type="simple" xlink:href="http://code.google.com/p/hobbyutil/">http://code.google.com/p/hobbyutil/</text:a>.</text:p>
      <text:p text:style-name="Text_20_body">We use the script to find materials within 2% of densities of about 8.5 with the command <text:span text:style-name="Code">python </text:span><text:soft-page-break/><text:span text:style-name="Code">density.py -t 2 8.5</text:span> to get</text:p>
      <text:p text:style-name="Code">Matching densities (units are g/cc):</text:p>
      <text:p text:style-name="Code"/>
      <text:p text:style-name="Code"><text:s text:c="20"/>Material <text:s text:c="23"/>Density <text:s text:c="7"/>Ref <text:s text:c="3"/></text:p>
      <text:p text:style-name="Code">---------------------------------------------- <text:s text:c="4"/>--------- <text:s text:c="3"/>-------- <text:s/></text:p>
      <text:p text:style-name="Code">Bronze (8-14% tin) <text:s text:c="32"/>7.40-8.90 <text:s text:c="6"/>sim <text:s text:c="3"/></text:p>
      <text:p text:style-name="Code">Aluminum bronze (3-10% Al) <text:s text:c="24"/>7.70-8.70 <text:s text:c="6"/>sim <text:s text:c="3"/></text:p>
      <text:p text:style-name="Code">Bronze, lead <text:s text:c="38"/>7.70-8.70 <text:s text:c="6"/>sim <text:s text:c="3"/></text:p>
      <text:p text:style-name="Code">Brass, 60 Cu, 40 Zn <text:s text:c="34"/>8.36 <text:s text:c="6"/>mh 2270 <text:s/></text:p>
      <text:p text:style-name="Candidate">Kovar (29% Ni, 17% Co, bal. Fe) <text:s text:c="22"/>8.36 <text:s text:c="5"/>hcp F159 <text:s/></text:p>
      <text:p text:style-name="Candidate">Monel (Ni-Cu alloy) <text:s text:c="31"/>8.36-8.84 <text:s text:c="6"/>sim <text:s text:c="3"/></text:p>
      <text:p text:style-name="Code">Brass, cast <text:s text:c="39"/>8.40-8.70 <text:s text:c="6"/>sim <text:s text:c="3"/></text:p>
      <text:p text:style-name="Code">Electrum (40-50% gold, balance mostly silver) <text:s text:c="5"/>8.40-8.90 <text:s text:c="6"/>sim <text:s text:c="3"/></text:p>
      <text:p text:style-name="Candidate">Nichrome, 80 Ni, 20 Cr, 108 uohm-cm <text:s text:c="18"/>8.40 <text:s text:c="6"/>asm 52 <text:s text:c="2"/></text:p>
      <text:p text:style-name="Candidate">Nickel silver <text:s text:c="37"/>8.40-8.90 <text:s text:c="6"/>sim <text:s text:c="3"/></text:p>
      <text:p text:style-name="Code">Solder, 63 Sn, 37 Pb eutectic <text:s text:c="24"/>8.40 <text:s text:c="6"/>mh 2196 <text:s/></text:p>
      <text:p text:style-name="Code">Solder, 63 Pb, 37 Sn eutectic <text:s text:c="24"/>8.42 <text:s text:c="6"/>asm 52 <text:s text:c="2"/></text:p>
      <text:p text:style-name="Code">Brass, rolled and drawn <text:s text:c="27"/>8.43-8.73 <text:s text:c="6"/>sim <text:s text:c="3"/></text:p>
      <text:p text:style-name="Code">Brass, 70 Cu, 30 Zn <text:s text:c="34"/>8.44 <text:s text:c="6"/>mh 2270 <text:s/></text:p>
      <text:p text:style-name="Code">Brass, naval <text:s text:c="41"/>8.44 <text:s text:c="6"/>asm 52 <text:s text:c="2"/></text:p>
      <text:p text:style-name="Candidate">Nickel silver <text:s text:c="40"/>8.44 <text:s text:c="8"/>sim <text:s text:c="3"/></text:p>
      <text:p text:style-name="Candidate">Nickel silver <text:s text:c="40"/>8.45 <text:s text:c="6"/>glo 390 <text:s/></text:p>
      <text:p text:style-name="Code">Brass, yellow (high brass) <text:s text:c="27"/>8.47 <text:s text:c="6"/>aes 118 <text:s/></text:p>
      <text:p text:style-name="Candidate">Monel (Ni-Cu alloy) <text:s text:c="34"/>8.47 <text:s text:c="6"/>aes 118 <text:s/></text:p>
      <text:p text:style-name="Code">Brass, leaded free-machining <text:s text:c="25"/>8.50 <text:s text:c="6"/>asm 52 <text:s text:c="2"/></text:p>
      <text:p text:style-name="Candidate">Chromel (90Ni-10Cr) <text:s text:c="34"/>8.50 <text:s text:c="8"/>wp <text:s text:c="4"/></text:p>
      <text:p text:style-name="Candidate">Inconel(Ni-Cr-Fe alloy) <text:s text:c="30"/>8.51 <text:s text:c="6"/>asm 52 <text:s text:c="2"/></text:p>
      <text:p text:style-name="Code">Brass, cartridge 70% <text:s text:c="33"/>8.53 <text:s text:c="6"/>asm 52 <text:s text:c="2"/></text:p>
      <text:p text:style-name="Code">Dysprosium <text:s text:c="43"/>8.54 <text:s text:c="6"/>aes 129 <text:s/></text:p>
      <text:p text:style-name="Code">Dysprosium <text:s text:c="43"/>8.55 <text:s text:c="8"/>el <text:s text:c="4"/></text:p>
      <text:p text:style-name="Code">Brass <text:s text:c="48"/>8.56 <text:s text:c="6"/>glo 390 <text:s/></text:p>
      <text:p text:style-name="Code">Niobium <text:s text:c="46"/>8.57 <text:s text:c="6"/>aes 117 <text:s/></text:p>
      <text:p text:style-name="Code">Niobium <text:s text:c="46"/>8.57 <text:s text:c="6"/>aes 120 <text:s/></text:p>
      <text:p text:style-name="Code">Niobium <text:s text:c="46"/>8.57 <text:s text:c="6"/>asm 52 <text:s text:c="2"/></text:p>
      <text:p text:style-name="Code">Niobium <text:s text:c="46"/>8.57 <text:s text:c="8"/>web <text:s text:c="3"/></text:p>
      <text:p text:style-name="Code">Niobium <text:s text:c="46"/>8.57 <text:s text:c="8"/>el <text:s text:c="4"/></text:p>
      <text:p text:style-name="Candidate">German silver (nickel silver) <text:s text:c="24"/>8.58 <text:s text:c="6"/>mar 6-7 <text:s/></text:p>
      <text:p text:style-name="Code">Mu metal (high-permeability alloy) <text:s text:c="19"/>8.58 <text:s text:c="5"/>hcp E121 <text:s/></text:p>
      <text:p text:style-name="Code">Brass, 80 Cu, 20 Zn <text:s text:c="34"/>8.60 <text:s text:c="6"/>mh 2270 <text:s/></text:p>
      <text:p text:style-name="Code">Delta metal (brass alloy: <text:s/>55 Cu, 42 Zn, 2 Fe) <text:s text:c="7"/>8.60 <text:s text:c="8"/>sim <text:s text:c="3"/></text:p>
      <text:p text:style-name="Candidate">Monel (Ni-Cu alloy), cast <text:s text:c="28"/>8.63 <text:s text:c="6"/>asm 52 <text:s text:c="2"/></text:p>
      <text:p text:style-name="Code">Cadmium <text:s text:c="46"/>8.65 <text:s text:c="6"/>mh 2270 <text:s/></text:p>
      <text:p text:style-name="Code">Cadmium <text:s text:c="46"/>8.65 <text:s text:c="6"/>aes 117 <text:s/></text:p>
      <text:p text:style-name="Code">Cadmium <text:s text:c="46"/>8.65 <text:s text:c="6"/>asm 52 <text:s text:c="2"/></text:p>
      <text:p text:style-name="Code">Cadmium <text:s text:c="46"/>8.65 <text:s text:c="6"/>glo 390 <text:s/></text:p>
      <text:p text:style-name="Code">Cadmium <text:s text:c="46"/>8.65 <text:s text:c="8"/>sim <text:s text:c="3"/></text:p>
      <text:p text:style-name="Code">Cadmium <text:s text:c="46"/>8.65 <text:s text:c="8"/>el <text:s text:c="4"/></text:p>
      <text:p text:style-name="Code">Nickel, rolled <text:s text:c="39"/>8.67 <text:s text:c="8"/>sim <text:s text:c="3"/></text:p>
      <text:p text:style-name="Code_20_end">Nickel, rolled <text:s text:c="39"/>8.67 <text:s text:c="6"/>glo 390 <text:s/></text:p>
      <text:p text:style-name="Text_20_body">I've highlighted the candidates, as the others are the wrong color or are materials I wouldn't have. <text:s/>There are a few other tests I could do like measure the resistivity and take a cut on a lathe to get a feel for the material. <text:s/>In industry, the material would be taken to an analytical lab and identified quickly with various analytical tools. <text:s/>Inorganic chemistry textbooks may give various wet-chemistry tests that can be done. <text:s/></text:p>
      <text:h text:style-name="Heading_20_2" text:outline-level="2">Density of mercury</text:h>
      <text:p text:style-name="Text_20_body">Typing <text:span text:style-name="Code">python density.py -d 5 mercury</text:span> results in (the <text:span text:style-name="Code">-d</text:span> options sets the number of significant figures in the density)</text:p>
      <text:p text:style-name="P1">Matching densities (units are g/cc):</text:p>
      <text:p text:style-name="Code"/>
      <text:p text:style-name="Code"><text:s text:c="11"/>Material <text:s text:c="12"/>Density <text:s text:c="5"/>Ref <text:s text:c="3"/></text:p>
      <text:p text:style-name="Code">--------------------------- <text:s text:c="4"/>------ <text:s text:c="3"/>-------- <text:s/></text:p>
      <text:p text:style-name="Code">Cinnabar (mercury ore, HgS) <text:s text:c="4"/>8.1200 <text:s text:c="4"/>aes 178 <text:s/></text:p>
      <text:p text:style-name="Code">Mercury (300 C) <text:s text:c="16"/>12.881 <text:s text:c="4"/>hcp F4 <text:s text:c="2"/></text:p>
      <text:p text:style-name="Code">Mercury (300 C) <text:s text:c="16"/>12.881 <text:s text:c="3"/>asm 1215 <text:s/></text:p>
      <text:p text:style-name="Code">Mercury (200 C) <text:s text:c="16"/>13.115 <text:s text:c="4"/>hcp F4 <text:s text:c="2"/></text:p>
      <text:p text:style-name="Code">Mercury (200 C) <text:s text:c="16"/>13.115 <text:s text:c="3"/>asm 1215 <text:s/></text:p>
      <text:p text:style-name="Code">Mercury (100 C) <text:s text:c="16"/>13.352 <text:s text:c="3"/>asm 1215 <text:s/></text:p>
      <text:p text:style-name="Code">Mercury (100 C) <text:s text:c="16"/>13.352 <text:s text:c="4"/>hcp F4 <text:s text:c="2"/></text:p>
      <text:p text:style-name="Code">Mercury (50 C) <text:s text:c="17"/>13.473 <text:s text:c="4"/>hcp F4 <text:s text:c="2"/></text:p>
      <text:p text:style-name="Code">Mercury (40 C) <text:s text:c="17"/>13.497 <text:s text:c="4"/>hcp F4 <text:s text:c="2"/></text:p>
      <text:p text:style-name="Code">Mercury (35 C) <text:s text:c="17"/>13.510 <text:s text:c="4"/>hcp F4 <text:s text:c="2"/></text:p>
      <text:p text:style-name="Code">Mercury (30 C) <text:s text:c="17"/>13.522 <text:s text:c="4"/>hcp F4 <text:s text:c="2"/></text:p>
      <text:p text:style-name="Code">Mercury (25 C) <text:s text:c="17"/>13.534 <text:s text:c="4"/>hcp F4 <text:s text:c="2"/></text:p>
      <text:p text:style-name="Code">Mercury <text:s text:c="24"/>13.546 <text:s text:c="4"/>aes 117 <text:s/></text:p>
      <text:p text:style-name="Code">Mercury <text:s text:c="24"/>13.546 <text:s text:c="4"/>asm 52 <text:s text:c="2"/></text:p>
      <text:p text:style-name="Code">Mercury <text:s text:c="24"/>13.546 <text:s text:c="6"/>el <text:s text:c="4"/></text:p>
      <text:p text:style-name="Code">Mercury (68 F) <text:s text:c="17"/>13.546 <text:s text:c="4"/>mh 2270 <text:s/></text:p>
      <text:p text:style-name="Code">Mercury 20 C <text:s text:c="19"/>13.546 <text:s text:c="4"/>hcp F4 <text:s text:c="2"/></text:p>
      <text:p text:style-name="Code">Mercury (15 C) <text:s text:c="17"/>13.558 <text:s text:c="4"/>hcp F4 <text:s text:c="2"/></text:p>
      <text:p text:style-name="Code">Mercury (10 C) <text:s text:c="17"/>13.571 <text:s text:c="4"/>hcp F4 <text:s text:c="2"/></text:p>
      <text:p text:style-name="Code">Mercury <text:s text:c="24"/>13.590 <text:s text:c="6"/>sim <text:s text:c="3"/></text:p>
      <text:p text:style-name="Code">Mercury (0 C) <text:s text:c="18"/>13.596 <text:s text:c="4"/>hcp F4 <text:s text:c="2"/></text:p>
      <text:p text:style-name="Code">Mercury at 0 deg C <text:s text:c="13"/>13.610 <text:s text:c="4"/>glo 390 <text:s/></text:p>
      <text:p text:style-name="Code">Mercury (-10 C) <text:s text:c="16"/>13.620 <text:s text:c="4"/>hcp F4 <text:s text:c="2"/></text:p>
      <text:p text:style-name="Code_20_end">Mercury 25 C <text:s text:c="19"/>13.633 <text:s text:c="4"/>aes 90 <text:s text:c="2"/></text:p>
      <text:p text:style-name="Text_20_body">These results show the density of mercury at temperatures in addition to room temperature. <text:s/>You'll find that mercury, water, and brine solutions (i.e., NaCl in water) have non-room-temperature entries and some of the metal and gas densities are also given at the material's melting point or boiling point. <text:s/>Some of the liquid acids have densities at various concentrations. <text:s/>If you have need of such data, it's not hard to add them to the program -- see the entries for the global variable <text:span text:style-name="Code">data</text:span>.</text:p>
      <text:p text:style-name="Text_20_body">You can also use the program to find the materials that won't float on mercury. <text:s/>You may have seen a picture of a floating cannonball on mercury -- but there are some objects that won't float and those are the objects with densities greater than mercury. <text:s/>The command </text:p>
      <text:p text:style-name="Code_20_end"><text:span text:style-name="Code">python density.py -r 13.546 .</text:span></text:p>
      <text:p text:style-name="Text_20_body">shows all material densities relative to mercury (that's the purpose of the <text:span text:style-name="Code">-r</text:span> option). <text:s/>The materials with relative densities greater than 1 won't float on mercury (the script shows 14 different materials that will sink in merc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5" svg:font-family="Arial"/>
    <style:font-face style:name="OpenSymbol" svg:font-family="OpenSymbol"/>
    <style:font-face style:name="Courier New" svg:font-family="'Courier New'" style:font-family-generic="modern"/>
    <style:font-face style:name="Arial1" svg:font-family="Arial" style:font-family-generic="swiss"/>
    <style:font-face style:name="Arial3"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0.0598in" fo:margin-bottom="0.0598in"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0.4in" fo:margin-right="0in" fo:margin-top="0in" fo:margin-bottom="0in" fo:text-indent="0in" style:auto-text-indent="false"/>
      <style:text-properties fo:color="#00538d" style:font-name="Lucida Console" fo:font-size="10pt"/>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598in"/>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shadow="none"/>
    </style:style>
    <style:style style:name="Candidate" style:family="paragraph" style:parent-style-name="Code">
      <style:paragraph-properties fo:background-color="#ffffcc">
        <style:background-image/>
      </style:paragraph-properties>
      <style:text-properties fo:color="#d63247"/>
    </style:style>
    <style:style style:name="Warning" style:family="paragraph" style:parent-style-name="Text_20_body">
      <style:paragraph-properties fo:margin-left="0.5in" fo:margin-right="0.3in" fo:text-indent="0in" style:auto-text-indent="false" fo:background-color="#ffffcc" fo:padding="0.0201in" fo:border="0.0008in solid #000000" style:shadow="none">
        <style:background-image/>
      </style:paragraph-properties>
      <style:text-properties fo:font-weight="bold"/>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ndidate" style:family="text" style:parent-style-name="Code_2c__20_important">
      <style:text-properties fo:background-color="#ffffcc"/>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3"/>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2in" fo:margin-left="0.4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2in" fo:margin-left="0.6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2in" fo:margin-left="0.8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2in" fo:margin-left="1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2in" fo:margin-left="1.2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2in" fo:margin-left="1.4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2in" fo:margin-left="1.6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2in" fo:margin-left="1.8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2in" fo:margin-left="2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2in" fo:margin-left="2.2in"/>
        </style:list-level-properties>
        <style:text-properties style:font-name="Arial3"/>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2in" fo:margin-left="0.6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2in" fo:margin-left="0.8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2in" fo:margin-left="1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2in" fo:margin-left="1.2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2in" fo:margin-left="1.4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2in" fo:margin-left="1.6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2in" fo:margin-left="1.8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2in" fo:margin-left="2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2in" fo:margin-left="2.2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2in" fo:margin-left="2.4in"/>
        </style:list-level-properties>
        <style:text-properties style:font-name="Arial3"/>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3"/>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2in" fo:margin-left="0.2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2in" fo:margin-left="0.4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2in" fo:margin-left="0.6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2in" fo:margin-left="0.8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2in" fo:margin-left="1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2in" fo:margin-left="1.2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2in" fo:margin-left="1.4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2in" fo:margin-left="1.6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2in" fo:margin-left="1.8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2in" fo:margin-left="2in"/>
        </style:list-level-properties>
        <style:text-properties style:font-name="Arial3"/>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8">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1">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18T12:50:40.56</meta:creation-date>
    <meta:editing-cycles>1</meta:editing-cycles>
    <meta:editing-duration>PT00H00M00S</meta:editing-duration>
    <meta:generator>OpenOffice.org/3.2$Win32 OpenOffice.org_project/320m18$Build-9502</meta:generator>
    <meta:document-statistic meta:table-count="0" meta:image-count="0" meta:object-count="0" meta:page-count="8" meta:paragraph-count="296" meta:word-count="3486" meta:character-count="26673"/>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